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60f" officeooo:paragraph-rsid="0017360f"/>
    </style:style>
    <style:style style:name="P2" style:family="paragraph" style:parent-style-name="Standard">
      <style:text-properties officeooo:rsid="00174eaa" officeooo:paragraph-rsid="00174e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快速启动</text:p>
      <text:p text:style-name="P1">source devel/setup.bash</text:p>
      <text:p text:style-name="P1">roslaunch putn_launch simulation.launch scene:="map1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22T16:17:37.095980334</meta:creation-date>
    <dc:date>2025-07-22T16:18:59.221843074</dc:date>
    <meta:editing-duration>PT1M2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0" meta:character-count="80" meta:non-whitespace-character-count="76"/>
  </office:meta>
</office:document-meta>
</file>